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c63e"/>
    </style:style>
    <style:style style:name="P2" style:family="paragraph" style:parent-style-name="Text_20_body">
      <style:text-properties officeooo:paragraph-rsid="000487d7"/>
    </style:style>
    <style:style style:name="P3" style:family="paragraph" style:parent-style-name="Text_20_body">
      <style:text-properties officeooo:rsid="0002c63e" officeooo:paragraph-rsid="0002c63e"/>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text-properties officeooo:rsid="0002c63e" officeooo:paragraph-rsid="0002c63e"/>
    </style:style>
    <style:style style:name="T1" style:family="text">
      <style:text-properties officeooo:rsid="0002c63e"/>
    </style:style>
    <style:style style:name="T2" style:family="text">
      <style:text-properties officeooo:rsid="000487d7"/>
    </style:style>
    <style:style style:name="T3" style:family="text">
      <style:text-properties officeooo:rsid="00099681"/>
    </style:style>
    <style:style style:name="T4" style:family="text">
      <style:text-properties officeooo:rsid="000b00c3"/>
    </style:style>
    <style:style style:name="T5" style:family="text">
      <style:text-properties officeooo:rsid="000cc3b9"/>
    </style:style>
    <style:style style:name="T6" style:family="text">
      <style:text-properties officeooo:rsid="000ef2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5" text:outline-level="2">Collaborative farm Proposal Cover letter</text:h>
      <text:p text:style-name="Text_20_body">We are excited to present our project proposal, which involves the implementation of an automated data collection system for organic farm harvest data. This initiative is a collaborative effort between the Computer Science Department and the Organic Farm’s Principles of Farming class at Evergreen State College. The primary objective of this project is to upgrade the new wash station with the necessary technology to facilitate automated data collection of harvest data.</text:p>
      <text:p text:style-name="Text_20_body">Specifically, our project aims to collect the weights of harvested items, categorized into four main groups: "To Market," "To Student Services," "Cull," and "Value Added." The "To Market" items are of marketable quality and will be sold at the student-led organic farm stand. "To Student Services" items, although visually imperfect, are still of fair condition and will be provided to student services for free distribution. The "Value Added" category includes items that, while edible, are severely bruised and require transformation, such as turning bruised apples into apple butter. The "Cull" items are unsuitable for human consumption and will be composted to nourish future crops.</text:p>
      <text:p text:style-name="Text_20_body">The technical details of the data collection system are outlined in the design document. In summary, weight data from scales will be fed into a Raspberry Pi and displayed on a screen. Categorization will be managed using barcode scanners to ensure speed and accuracy, akin to retail inventory tracking systems. We have prioritized ease of maintenance and durability in our hardware selections, allowing for minimal upkeep. When maintenance is necessary, the required off-the-shelf parts are detailed in the Bill of Materials and design document. Over the next quarter, we will develop a maintenance guide that is user-friendly enough to be managed by freshman <text:span text:style-name="T3">CS students if there is interest</text:span>. <text:span text:style-name="T5">A</text:span><text:span text:style-name="T4">nother option for long term maintenance is to use front desk workers, </text:span><text:span text:style-name="T5">this would be a way to increase community engagement and make the ACC more vibrant and see increased usage. The maintenance document will be engineered for ease of maintenance. <text:s/></text:span></text:p>
      <text:p text:style-name="P2">Our system is designed with long-term objectives in mind. While nothing is entirely future-proof, this setup is highly resilient to future developments. Utilizing a Raspberry Pi as the central hub allows for connectivity with hexapod robots, sensory hubs for monitoring soil moisture and nitrogen levels, and machine vision weed detection. </text:p>
      <text:p text:style-name="P2">This comprehensive data collection will enable the organic farm to make informed farming decisions. In the immediate term, the harvest data will guide the farm in selecting the most financially sustainable crops. Looking ahead, with potential regenerative farming faculty, hexapod robots could monitor weeds and pests, aiding in the strategic release of chickens to control pest insects. Continuous soil nutrient monitoring through sensor clusters in the micro controllers class will provide <text:span text:style-name="T1">farm</text:span> students with a more detailed understanding of soil conditions beyond intermittent lab measurements. <text:span text:style-name="T6">These data streams will also inform the development of predictive mathematical models for nutrient cycling, etc., to help develop upper division science curriculum on the farm. </text:span></text:p>
      <text:p text:style-name="Text_20_body">All collected data will be open source, benefiting not only Evergreen State College students but also local businesses and other agricultural science departments. In 197<text:span text:style-name="T2">5</text:span>, students <text:span text:style-name="T2">laid the foundation for</text:span> <text:soft-page-break/>the farmhouse; in the 2024-2025 school year, let <text:span text:style-name="T2">students</text:span> lay the foundation for a modern farm that will serve for the next 50 years.</text:p>
      <text:p text:style-name="Text_20_body">Thank you for considering our proposal. We look forward to your support and collaboration on this trans-formative<text:span text:style-name="T5">u</text:span> project.</text:p>
      <text:p text:style-name="P1">Sincerely, </text:p>
      <text:p text:style-name="P3">Students of the All Organic farm-Computer Science Collaboration team.</text:p>
      <text:p text:style-name="P1"><text:s/>Evergreen State Colleg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1:22:43.961116321</meta:creation-date>
    <dc:date>2024-12-12T13:42:31.827914596</dc:date>
    <meta:editing-duration>PT1H40M50S</meta:editing-duration>
    <meta:editing-cycles>5</meta:editing-cycles>
    <meta:generator>LibreOffice/24.2.7.2$Linux_X86_64 LibreOffice_project/420$Build-2</meta:generator>
    <meta:document-statistic meta:table-count="0" meta:image-count="0" meta:object-count="0" meta:page-count="2" meta:paragraph-count="11" meta:word-count="576" meta:character-count="3822" meta:non-whitespace-character-count="3251"/>
  </office:meta>
</office:document-meta>
</file>